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1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3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57" style:family="paragraph" style:parent-style-name="Text_20_body">
      <style:text-properties style:font-name="Times New Roman1" fo:font-weight="bold" style:font-weight-asian="bold" style:font-name-complex="Times New Roman2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65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66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67" style:family="paragraph" style:parent-style-name="Table_20_Paragraph">
      <style:paragraph-properties fo:orphans="0" fo:widows="0"/>
    </style:style>
    <style:style style:name="P68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69" style:family="paragraph" style:parent-style-name="Table_20_Paragraph">
      <style:paragraph-properties fo:text-align="justify" style:justify-single-word="false" fo:orphans="0" fo:widows="0"/>
    </style:style>
    <style:style style:name="P70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1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2" style:family="paragraph" style:parent-style-name="Table_20_Paragraph">
      <style:paragraph-properties fo:line-height="0.1646in" fo:text-align="center" style:justify-single-word="false" fo:orphans="0" fo:widows="0"/>
    </style:style>
    <style:style style:name="P73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4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5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Table_20_Paragraph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7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8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P80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c5160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officeooo:rsid="001d8e5c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1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2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3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4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5" style:family="text">
      <style:text-properties officeooo:rsid="001c5160"/>
    </style:style>
    <style:style style:name="T36" style:family="text">
      <style:text-properties officeooo:rsid="001d8e5c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69"><text:span text:style-name="T27"><text:s text:c="8"/></text:span><text:span text:style-name="T30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8"><text:span text:style-name="T29">22</text:span><text:span text:style-name="T27">/0</text:span><text:span text:style-name="T28">9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8"><text:span text:style-name="T29">15</text:span><text:span text:style-name="T27">/0</text:span><text:span text:style-name="T28">9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7"><text:span text:style-name="T27"><text:s text:c="7"/></text:span><text:span text:style-name="T29">22</text:span><text:span text:style-name="T27">/0</text:span><text:span text:style-name="T28">9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2">o</text:span><text:span text:style-name="T6"><text:tab/>để trả lời</text:span><text:span text:style-name="T14"> </text:span><text:span text:style-name="T6">"không".</text:span></text:p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4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4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1"><text:span text:style-name="T6">giảng viên/tutor khi gặp rắc rối không?</text:span><text:span text:style-name="T31">x</text:span></text:p>
          </table:table-cell>
          <table:table-cell table:style-name="Table2.A1" office:value-type="string">
            <text:p text:style-name="P4"><text:span text:style-name="T11">x</text:span><text:span text:style-name="T31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p text:style-name="P76">- CSS</text:p>
            <text:p text:style-name="P76">- Website Layout Design</text:p>
          </table:table-cell>
          <table:table-cell table:style-name="Table4.A1" office:value-type="string">
            <text:p text:style-name="P66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2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/>
      <text:p text:style-name="P10"><text:soft-page-break/></text:p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6">Nắm chắc lý thuyết, hiểu bài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3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3595549226" text:style-name="WWNum1">
              <text:list-item>
                <text:p text:style-name="P77"><text:span text:style-name="T33">10 keyword (học được t</text:span><text:span text:style-name="T34">uần )</text:span></text:p>
              </text:list-item>
            </text:list>
            <text:p text:style-name="P65">1. block <text:span text:style-name="T36">2. inline 3. internal 4.external 5. box model 6. posittion 7. left 8. right 9. button 10. div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70"><text:span text:style-name="T31">Cố gắng và tập trung hơn trong việc học ở trung tâm cũng như </text:span><text:soft-page-break/><text:span text:style-name="T31">ở nhà</text:span></text:p>
          </table:table-cell>
          <table:table-cell table:style-name="Table10.B2" office:value-type="string">
            <text:p text:style-name="P67"><text:span text:style-name="T31">nghiên </text:span><text:soft-page-break/><text:span text:style-name="T31">cứu và làm bài tập về nhà cũng như bài họcmai mới ngày mai</text:span></text:p>
          </table:table-cell>
          <table:table-cell table:style-name="Table10.C2" office:value-type="string">
            <text:p text:style-name="P75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09-22T17:06:06.157830723</dc:date>
    <meta:editing-cycles>50</meta:editing-cycles>
    <meta:editing-duration>PT19H18M55S</meta:editing-duration>
    <meta:generator>LibreOffice/7.3.5.2$Linux_X86_64 LibreOffice_project/30$Build-2</meta:generator>
    <meta:document-statistic meta:table-count="11" meta:image-count="0" meta:object-count="0" meta:page-count="4" meta:paragraph-count="112" meta:word-count="565" meta:character-count="2486" meta:non-whitespace-character-count="1997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